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erge_obj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83" table:default-cell-style-name="Default"/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83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3"/>
        </table:table-row>
        <table:table-row table:style-name="ro1">
          <table:table-cell office:value-type="float" office:value="617970000" calcext:value-type="float">
            <text:p>617970000</text:p>
          </table:table-cell>
          <table:table-cell office:value-type="float" office:value="617628000" calcext:value-type="float">
            <text:p>617628000</text:p>
          </table:table-cell>
          <table:table-cell office:value-type="float" office:value="614518000" calcext:value-type="float">
            <text:p>614518000</text:p>
          </table:table-cell>
          <table:table-cell office:value-type="float" office:value="616105000" calcext:value-type="float">
            <text:p>616105000</text:p>
          </table:table-cell>
          <table:table-cell office:value-type="float" office:value="615114000" calcext:value-type="float">
            <text:p>615114000</text:p>
          </table:table-cell>
          <table:table-cell office:value-type="float" office:value="614155000" calcext:value-type="float">
            <text:p>614155000</text:p>
          </table:table-cell>
          <table:table-cell office:value-type="float" office:value="618367000" calcext:value-type="float">
            <text:p>618367000</text:p>
          </table:table-cell>
          <table:table-cell office:value-type="float" office:value="613174000" calcext:value-type="float">
            <text:p>613174000</text:p>
          </table:table-cell>
          <table:table-cell office:value-type="float" office:value="612503000" calcext:value-type="float">
            <text:p>612503000</text:p>
          </table:table-cell>
          <table:table-cell office:value-type="float" office:value="616481000" calcext:value-type="float">
            <text:p>616481000</text:p>
          </table:table-cell>
          <table:table-cell office:value-type="float" office:value="615799000" calcext:value-type="float">
            <text:p>615799000</text:p>
          </table:table-cell>
          <table:table-cell office:value-type="float" office:value="613335000" calcext:value-type="float">
            <text:p>613335000</text:p>
          </table:table-cell>
          <table:table-cell office:value-type="float" office:value="615675000" calcext:value-type="float">
            <text:p>615675000</text:p>
          </table:table-cell>
          <table:table-cell office:value-type="float" office:value="617492000" calcext:value-type="float">
            <text:p>617492000</text:p>
          </table:table-cell>
          <table:table-cell office:value-type="float" office:value="615078000" calcext:value-type="float">
            <text:p>615078000</text:p>
          </table:table-cell>
          <table:table-cell office:value-type="float" office:value="612980000" calcext:value-type="float">
            <text:p>612980000</text:p>
          </table:table-cell>
          <table:table-cell office:value-type="float" office:value="614833000" calcext:value-type="float">
            <text:p>614833000</text:p>
          </table:table-cell>
          <table:table-cell office:value-type="float" office:value="614894000" calcext:value-type="float">
            <text:p>614894000</text:p>
          </table:table-cell>
          <table:table-cell office:value-type="float" office:value="614163000" calcext:value-type="float">
            <text:p>614163000</text:p>
          </table:table-cell>
          <table:table-cell office:value-type="float" office:value="614513000" calcext:value-type="float">
            <text:p>614513000</text:p>
          </table:table-cell>
          <table:table-cell office:value-type="float" office:value="619955000" calcext:value-type="float">
            <text:p>619955000</text:p>
          </table:table-cell>
          <table:table-cell office:value-type="float" office:value="620002000" calcext:value-type="float">
            <text:p>620002000</text:p>
          </table:table-cell>
          <table:table-cell office:value-type="float" office:value="619869000" calcext:value-type="float">
            <text:p>619869000</text:p>
          </table:table-cell>
          <table:table-cell office:value-type="float" office:value="620078000" calcext:value-type="float">
            <text:p>620078000</text:p>
          </table:table-cell>
          <table:table-cell office:value-type="float" office:value="620066000" calcext:value-type="float">
            <text:p>620066000</text:p>
          </table:table-cell>
          <table:table-cell office:value-type="float" office:value="620025000" calcext:value-type="float">
            <text:p>620025000</text:p>
          </table:table-cell>
          <table:table-cell office:value-type="float" office:value="619876000" calcext:value-type="float">
            <text:p>619876000</text:p>
          </table:table-cell>
          <table:table-cell office:value-type="float" office:value="620056000" calcext:value-type="float">
            <text:p>620056000</text:p>
          </table:table-cell>
          <table:table-cell office:value-type="float" office:value="620087000" calcext:value-type="float">
            <text:p>620087000</text:p>
          </table:table-cell>
          <table:table-cell office:value-type="float" office:value="619925000" calcext:value-type="float">
            <text:p>619925000</text:p>
          </table:table-cell>
          <table:table-cell office:value-type="float" office:value="620160000" calcext:value-type="float">
            <text:p>620160000</text:p>
          </table:table-cell>
          <table:table-cell office:value-type="float" office:value="619861000" calcext:value-type="float">
            <text:p>619861000</text:p>
          </table:table-cell>
          <table:table-cell office:value-type="float" office:value="619980000" calcext:value-type="float">
            <text:p>619980000</text:p>
          </table:table-cell>
          <table:table-cell office:value-type="float" office:value="619853000" calcext:value-type="float">
            <text:p>619853000</text:p>
          </table:table-cell>
          <table:table-cell office:value-type="float" office:value="619921000" calcext:value-type="float">
            <text:p>619921000</text:p>
          </table:table-cell>
          <table:table-cell office:value-type="float" office:value="619857000" calcext:value-type="float">
            <text:p>619857000</text:p>
          </table:table-cell>
          <table:table-cell office:value-type="float" office:value="619807000" calcext:value-type="float">
            <text:p>619807000</text:p>
          </table:table-cell>
          <table:table-cell office:value-type="float" office:value="620008000" calcext:value-type="float">
            <text:p>620008000</text:p>
          </table:table-cell>
          <table:table-cell office:value-type="float" office:value="620243000" calcext:value-type="float">
            <text:p>620243000</text:p>
          </table:table-cell>
          <table:table-cell office:value-type="float" office:value="619971000" calcext:value-type="float">
            <text:p>619971000</text:p>
          </table:table-cell>
          <table:table-cell office:value-type="float" office:value="619834000" calcext:value-type="float">
            <text:p>619834000</text:p>
          </table:table-cell>
          <table:table-cell office:value-type="float" office:value="619855000" calcext:value-type="float">
            <text:p>619855000</text:p>
          </table:table-cell>
          <table:table-cell office:value-type="float" office:value="619790000" calcext:value-type="float">
            <text:p>619790000</text:p>
          </table:table-cell>
          <table:table-cell office:value-type="float" office:value="619976000" calcext:value-type="float">
            <text:p>619976000</text:p>
          </table:table-cell>
          <table:table-cell office:value-type="float" office:value="619958000" calcext:value-type="float">
            <text:p>619958000</text:p>
          </table:table-cell>
          <table:table-cell office:value-type="float" office:value="619961000" calcext:value-type="float">
            <text:p>619961000</text:p>
          </table:table-cell>
          <table:table-cell office:value-type="float" office:value="619886000" calcext:value-type="float">
            <text:p>619886000</text:p>
          </table:table-cell>
          <table:table-cell office:value-type="float" office:value="619944000" calcext:value-type="float">
            <text:p>619944000</text:p>
          </table:table-cell>
          <table:table-cell office:value-type="float" office:value="619959000" calcext:value-type="float">
            <text:p>619959000</text:p>
          </table:table-cell>
          <table:table-cell office:value-type="float" office:value="619990000" calcext:value-type="float">
            <text:p>619990000</text:p>
          </table:table-cell>
          <table:table-cell office:value-type="float" office:value="620268000" calcext:value-type="float">
            <text:p>620268000</text:p>
          </table:table-cell>
          <table:table-cell table:number-columns-repeated="6" office:value-type="float" office:value="620271000" calcext:value-type="float">
            <text:p>620271000</text:p>
          </table:table-cell>
          <table:table-cell office:value-type="float" office:value="620270000" calcext:value-type="float">
            <text:p>620270000</text:p>
          </table:table-cell>
          <table:table-cell table:number-columns-repeated="6" office:value-type="float" office:value="620271000" calcext:value-type="float">
            <text:p>620271000</text:p>
          </table:table-cell>
          <table:table-cell office:value-type="float" office:value="620270000" calcext:value-type="float">
            <text:p>620270000</text:p>
          </table:table-cell>
          <table:table-cell office:value-type="float" office:value="620271000" calcext:value-type="float">
            <text:p>620271000</text:p>
          </table:table-cell>
          <table:table-cell office:value-type="float" office:value="620270000" calcext:value-type="float">
            <text:p>620270000</text:p>
          </table:table-cell>
          <table:table-cell table:number-columns-repeated="3" office:value-type="float" office:value="620271000" calcext:value-type="float">
            <text:p>620271000</text:p>
          </table:table-cell>
          <table:table-cell office:value-type="float" office:value="620270000" calcext:value-type="float">
            <text:p>620270000</text:p>
          </table:table-cell>
          <table:table-cell office:value-type="float" office:value="620271000" calcext:value-type="float">
            <text:p>620271000</text:p>
          </table:table-cell>
          <table:table-cell office:value-type="float" office:value="620270000" calcext:value-type="float">
            <text:p>620270000</text:p>
          </table:table-cell>
          <table:table-cell table:number-columns-repeated="5" office:value-type="float" office:value="620271000" calcext:value-type="float">
            <text:p>620271000</text:p>
          </table:table-cell>
          <table:table-cell office:value-type="float" office:value="620269000" calcext:value-type="float">
            <text:p>620269000</text:p>
          </table:table-cell>
          <table:table-cell table:number-columns-repeated="11" office:value-type="float" office:value="620271000" calcext:value-type="float">
            <text:p>62027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6T15:58:00.914144552</dc:date>
    <meta:editing-duration>PT49S</meta:editing-duration>
    <meta:editing-cycles>1</meta:editing-cycles>
    <meta:document-statistic meta:table-count="1" meta:cell-count="104" meta:object-count="0"/>
    <meta:generator>LibreOffice/5.1.6.2$Linux_X86_64 LibreOffice_project/10m0$Build-2</meta:generator>
  </office:meta>
</office:document-meta>
</file>